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Title: <text:title>???</text:title></text:p>
          <text:p>FileName: <text:file-name text:display="name-and-extension">???</text:file-name></text:p>
          <text:p>Path Name: <text:file-name text:display="full">???</text:file-name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itle: </text:span><text:span text:style-name="MT1"><text:title>???</text:title></text:span></text:p>
          <text:p><text:span text:style-name="MT1">FileName: </text:span><text:span text:style-name="MT1"><text:file-name text:display="name-and-extension">???</text:file-name></text:span></text:p>
          <text:p><text:span text:style-name="MT1">Path Name: </text:span><text:span text:style-name="MT1"><text:file-name text:display="full">???</text:file-name>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07:23:57.877684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23:59:54.068956981</meta:creation-date>
    <meta:generator>LibreOffice/25.2.3.2$Linux_X86_64 LibreOffice_project/520$Build-2</meta:generator>
    <dc:date>2026-01-22T07:29:33.793467304</dc:date>
    <meta:editing-duration>PT24M23S</meta:editing-duration>
    <meta:editing-cycles>5</meta:editing-cycles>
    <meta:print-date>2025-12-31T19:43:15.242078652</meta:print-date>
    <meta:document-statistic meta:table-count="1" meta:cell-count="3" meta:object-count="0"/>
  </office:meta>
</office:document-meta>
</file>